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7cm" fo:min-width="0.307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658cm"/>
      <style:paragraph-properties style:writing-mode="lr-tb"/>
    </style:style>
    <style:style style:name="gr5" style:family="graphic" style:parent-style-name="standard">
      <style:graphic-properties draw:stroke="none" draw:fill="none" fo:min-height="0.5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5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1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1cm" fo:min-width="0.146cm"/>
    </style:style>
    <style:style style:name="gr11" style:family="graphic" style:parent-style-name="standard">
      <style:graphic-properties draw:stroke="none" draw:fill="none" fo:min-height="0.75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5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6cm" fo:min-width="0.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.2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13pt"/>
    </style:style>
    <style:style style:name="P10" style:family="paragraph">
      <loext:graphic-properties draw:fill="none" draw:fill-color="#ffffff"/>
      <style:paragraph-properties style:writing-mode="lr-tb"/>
      <style:text-properties style:text-position="0% 100%"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style:text-position="0% 100%" fo:font-size="12pt"/>
    </style:style>
    <style:style style:name="T6" style:family="text">
      <style:text-properties style:text-position="-33% 58%" fo:font-size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/>
    </style:style>
    <style:style style:name="T9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692cm" svg:y1="1.106cm" svg:x2="2.811cm" svg:y2="0.8cm">
            <text:p/>
          </draw:line>
          <draw:line draw:style-name="gr1" draw:text-style-name="P1" draw:layer="layout" svg:x1="3.059cm" svg:y1="1.424cm" svg:x2="2.809cm" svg:y2="0.801cm">
            <text:p/>
          </draw:line>
          <draw:line draw:style-name="gr1" draw:text-style-name="P1" draw:layer="layout" svg:x1="3.548cm" svg:y1="1.459cm" svg:x2="3.798cm" svg:y2="0.836cm">
            <text:p/>
          </draw:line>
          <draw:line draw:style-name="gr1" draw:text-style-name="P1" draw:layer="layout" svg:x1="3.047cm" svg:y1="1.438cm" svg:x2="3.297cm" svg:y2="0.815cm">
            <text:p/>
          </draw:line>
          <draw:line draw:style-name="gr1" draw:text-style-name="P1" draw:layer="layout" svg:x1="3.559cm" svg:y1="1.455cm" svg:x2="3.309cm" svg:y2="0.832cm">
            <text:p/>
          </draw:line>
          <draw:line draw:style-name="gr1" draw:text-style-name="P1" draw:layer="layout" svg:x1="4.055cm" svg:y1="1.456cm" svg:x2="3.805cm" svg:y2="0.833cm">
            <text:p/>
          </draw:line>
          <draw:line draw:style-name="gr1" draw:text-style-name="P1" draw:layer="layout" svg:x1="4.05cm" svg:y1="1.426cm" svg:x2="4.169cm" svg:y2="1.12cm">
            <text:p/>
          </draw:line>
        </draw:g>
        <draw:custom-shape draw:style-name="gr2" draw:text-style-name="P2" xml:id="id2" draw:id="id2" draw:layer="layout" svg:width="1.139cm" svg:height="1.225cm" svg:x="0.723cm" svg:y="2.026cm">
          <text:p text:style-name="P2"><text:span text:style-name="T1">+</text:span>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0.612cm" svg:y1="4.4cm" svg:x2="0.612cm" svg:y2="3.723cm">
            <text:p/>
          </draw:line>
          <draw:line draw:style-name="gr1" draw:text-style-name="P1" draw:layer="layout" svg:x1="0.616cm" svg:y1="4.4cm" svg:x2="0.616cm" svg:y2="3.723cm">
            <text:p/>
          </draw:line>
          <draw:line draw:style-name="gr1" draw:text-style-name="P1" draw:layer="layout" svg:x1="0.449cm" svg:y1="3.907cm" svg:x2="0.444cm" svg:y2="4.243cm">
            <text:p/>
          </draw:line>
          <draw:line draw:style-name="gr1" draw:text-style-name="P1" draw:layer="layout" svg:x1="0.302cm" svg:y1="3.998cm" svg:x2="0.3cm" svg:y2="4.159cm">
            <text:p/>
          </draw:line>
          <draw:line draw:style-name="gr1" draw:text-style-name="P1" draw:layer="layout" svg:x1="0.625cm" svg:y1="4.07cm" svg:x2="1cm" svg:y2="4.074cm">
            <text:p/>
          </draw:line>
        </draw:g>
        <draw:connector draw:style-name="gr3" draw:text-style-name="P3" draw:layer="layout" svg:x1="2.692cm" svg:y1="1.129cm" svg:x2="1.293cm" svg:y2="2.026cm" draw:start-shape="id1" draw:start-glue-point="3" draw:end-shape="id2" draw:end-glue-point="4" svg:d="M2692 1129h-1399v897" svg:viewBox="0 0 1400 898">
          <text:p/>
        </draw:connector>
        <draw:connector draw:style-name="gr3" draw:text-style-name="P3" draw:layer="layout" svg:x1="4.169cm" svg:y1="1.129cm" svg:x2="6.385cm" svg:y2="1.129cm" draw:start-shape="id1" draw:start-glue-point="1" draw:end-shape="id3" draw:end-glue-point="3" svg:d="M4169 1129h2216" svg:viewBox="0 0 2217 1">
          <text:p/>
        </draw:connector>
        <draw:frame draw:style-name="gr4" draw:text-style-name="P4" draw:layer="layout" svg:width="0.808cm" svg:height="0.908cm" svg:x="5.592cm" svg:y="1.692cm">
          <draw:text-box>
            <text:p><text:span text:style-name="T1">+</text:span></text:p>
          </draw:text-box>
        </draw:frame>
        <draw:frame draw:style-name="gr5" draw:text-style-name="P4" draw:layer="layout" svg:width="0.531cm" svg:height="0.763cm" svg:x="5.646cm" svg:y="2.815cm">
          <draw:text-box>
            <text:p><text:span text:style-name="T1">-</text:span></text:p>
          </draw:text-box>
        </draw:frame>
        <draw:frame draw:style-name="gr6" draw:text-style-name="P5" draw:layer="layout" svg:width="0.849cm" svg:height="1cm" svg:x="0cm" svg:y="2.1cm">
          <draw:text-box>
            <text:p><text:span text:style-name="T2">v</text:span><text:span text:style-name="T3">s</text:span></text:p>
          </draw:text-box>
        </draw:frame>
        <draw:frame draw:style-name="gr7" draw:text-style-name="P6" draw:layer="layout" svg:width="1.023cm" svg:height="1.051cm" svg:x="5.546cm" svg:y="2.214cm">
          <draw:text-box>
            <text:p><text:span text:style-name="T1">v</text:span><text:span text:style-name="T4">b</text:span></text:p>
          </draw:text-box>
        </draw:frame>
        <draw:frame draw:style-name="gr8" draw:text-style-name="P7" draw:layer="layout" svg:width="0.942cm" svg:height="0.826cm" svg:x="3.058cm" svg:y="0.1cm">
          <draw:text-box>
            <text:p><text:span text:style-name="T5">R</text:span><text:span text:style-name="T6">1</text:span></text:p>
          </draw:text-box>
        </draw:frame>
        <draw:frame draw:style-name="gr9" draw:text-style-name="P8" draw:layer="layout" svg:width="1.686cm" svg:height="0.932cm" svg:x="-0.1cm" svg:y="4.3cm">
          <draw:text-box>
            <text:p><text:span text:style-name="T7">GND</text:span></text:p>
          </draw:text-box>
        </draw:frame>
        <draw:g xml:id="id3" draw:id="id3">
          <draw:line draw:style-name="gr1" draw:text-style-name="P1" draw:layer="layout" svg:x1="6.385cm" svg:y1="1.106cm" svg:x2="6.504cm" svg:y2="0.8cm">
            <text:p/>
          </draw:line>
          <draw:line draw:style-name="gr1" draw:text-style-name="P1" draw:layer="layout" svg:x1="6.751cm" svg:y1="1.424cm" svg:x2="6.501cm" svg:y2="0.801cm">
            <text:p/>
          </draw:line>
          <draw:line draw:style-name="gr1" draw:text-style-name="P1" draw:layer="layout" svg:x1="7.24cm" svg:y1="1.459cm" svg:x2="7.49cm" svg:y2="0.836cm">
            <text:p/>
          </draw:line>
          <draw:line draw:style-name="gr1" draw:text-style-name="P1" draw:layer="layout" svg:x1="6.739cm" svg:y1="1.438cm" svg:x2="6.989cm" svg:y2="0.815cm">
            <text:p/>
          </draw:line>
          <draw:line draw:style-name="gr1" draw:text-style-name="P1" draw:layer="layout" svg:x1="7.251cm" svg:y1="1.455cm" svg:x2="7.001cm" svg:y2="0.832cm">
            <text:p/>
          </draw:line>
          <draw:line draw:style-name="gr1" draw:text-style-name="P1" draw:layer="layout" svg:x1="7.747cm" svg:y1="1.456cm" svg:x2="7.497cm" svg:y2="0.833cm">
            <text:p/>
          </draw:line>
          <draw:line draw:style-name="gr1" draw:text-style-name="P1" draw:layer="layout" svg:x1="7.742cm" svg:y1="1.426cm" svg:x2="7.861cm" svg:y2="1.12cm">
            <text:p/>
          </draw:line>
        </draw:g>
        <draw:g xml:id="id10" draw:id="id10">
          <draw:line draw:style-name="gr1" draw:text-style-name="P1" draw:layer="layout" svg:x1="5.393cm" svg:y1="3.44cm" svg:x2="5.04cm" svg:y2="3.333cm">
            <text:p/>
          </draw:line>
          <draw:line draw:style-name="gr1" draw:text-style-name="P1" draw:layer="layout" svg:x1="5.721cm" svg:y1="3.019cm" svg:x2="5.041cm" svg:y2="3.335cm">
            <text:p/>
          </draw:line>
          <draw:line draw:style-name="gr1" draw:text-style-name="P1" draw:layer="layout" svg:x1="5.723cm" svg:y1="2.486cm" svg:x2="5.005cm" svg:y2="2.259cm">
            <text:p/>
          </draw:line>
          <draw:line draw:style-name="gr1" draw:text-style-name="P1" draw:layer="layout" svg:x1="5.737cm" svg:y1="3.032cm" svg:x2="5.019cm" svg:y2="2.805cm">
            <text:p/>
          </draw:line>
          <draw:line draw:style-name="gr1" draw:text-style-name="P1" draw:layer="layout" svg:x1="5.718cm" svg:y1="2.475cm" svg:x2="5.038cm" svg:y2="2.791cm">
            <text:p/>
          </draw:line>
          <draw:line draw:style-name="gr1" draw:text-style-name="P1" draw:layer="layout" svg:x1="5.68cm" svg:y1="1.937cm" svg:x2="5cm" svg:y2="2.253cm">
            <text:p/>
          </draw:line>
          <draw:line draw:style-name="gr1" draw:text-style-name="P1" draw:layer="layout" svg:x1="5.647cm" svg:y1="1.944cm" svg:x2="5.294cm" svg:y2="1.837cm">
            <text:p/>
          </draw:line>
        </draw:g>
        <draw:frame draw:style-name="gr8" draw:text-style-name="P7" draw:layer="layout" svg:width="0.942cm" svg:height="0.826cm" svg:x="6.658cm" svg:y="0.1cm">
          <draw:text-box>
            <text:p><text:span text:style-name="T5">R</text:span><text:span text:style-name="T6">2</text:span></text:p>
          </draw:text-box>
        </draw:frame>
        <draw:g xml:id="id4" draw:id="id4">
          <draw:line draw:style-name="gr1" draw:text-style-name="P1" draw:layer="layout" svg:x1="2.584cm" svg:y1="6.996cm" svg:x2="2.703cm" svg:y2="6.646cm">
            <text:p/>
          </draw:line>
          <draw:line draw:style-name="gr1" draw:text-style-name="P1" draw:layer="layout" svg:x1="2.951cm" svg:y1="7.36cm" svg:x2="2.701cm" svg:y2="6.647cm">
            <text:p/>
          </draw:line>
          <draw:line draw:style-name="gr1" draw:text-style-name="P1" draw:layer="layout" svg:x1="3.44cm" svg:y1="7.4cm" svg:x2="3.69cm" svg:y2="6.687cm">
            <text:p/>
          </draw:line>
          <draw:line draw:style-name="gr1" draw:text-style-name="P1" draw:layer="layout" svg:x1="2.939cm" svg:y1="7.377cm" svg:x2="3.189cm" svg:y2="6.664cm">
            <text:p/>
          </draw:line>
          <draw:line draw:style-name="gr1" draw:text-style-name="P1" draw:layer="layout" svg:x1="3.451cm" svg:y1="7.395cm" svg:x2="3.201cm" svg:y2="6.682cm">
            <text:p/>
          </draw:line>
          <draw:line draw:style-name="gr1" draw:text-style-name="P1" draw:layer="layout" svg:x1="3.947cm" svg:y1="7.396cm" svg:x2="3.697cm" svg:y2="6.683cm">
            <text:p/>
          </draw:line>
          <draw:line draw:style-name="gr1" draw:text-style-name="P1" draw:layer="layout" svg:x1="3.942cm" svg:y1="7.361cm" svg:x2="4.061cm" svg:y2="7.011cm">
            <text:p/>
          </draw:line>
        </draw:g>
        <draw:g xml:id="id6" draw:id="id6">
          <draw:line draw:style-name="gr1" draw:text-style-name="P1" draw:layer="layout" svg:x1="6.385cm" svg:y1="4.029cm" svg:x2="6.504cm" svg:y2="3.723cm">
            <text:p/>
          </draw:line>
          <draw:line draw:style-name="gr1" draw:text-style-name="P1" draw:layer="layout" svg:x1="6.751cm" svg:y1="4.347cm" svg:x2="6.501cm" svg:y2="3.724cm">
            <text:p/>
          </draw:line>
          <draw:line draw:style-name="gr1" draw:text-style-name="P1" draw:layer="layout" svg:x1="7.24cm" svg:y1="4.382cm" svg:x2="7.49cm" svg:y2="3.759cm">
            <text:p/>
          </draw:line>
          <draw:line draw:style-name="gr1" draw:text-style-name="P1" draw:layer="layout" svg:x1="6.739cm" svg:y1="4.361cm" svg:x2="6.989cm" svg:y2="3.738cm">
            <text:p/>
          </draw:line>
          <draw:line draw:style-name="gr1" draw:text-style-name="P1" draw:layer="layout" svg:x1="7.251cm" svg:y1="4.378cm" svg:x2="7.001cm" svg:y2="3.755cm">
            <text:p/>
          </draw:line>
          <draw:line draw:style-name="gr1" draw:text-style-name="P1" draw:layer="layout" svg:x1="7.747cm" svg:y1="4.379cm" svg:x2="7.497cm" svg:y2="3.756cm">
            <text:p/>
          </draw:line>
          <draw:line draw:style-name="gr1" draw:text-style-name="P1" draw:layer="layout" svg:x1="7.742cm" svg:y1="4.348cm" svg:x2="7.861cm" svg:y2="4.042cm">
            <text:p/>
          </draw:line>
        </draw:g>
        <draw:g xml:id="id7" draw:id="id7">
          <draw:line draw:style-name="gr1" draw:text-style-name="P1" draw:layer="layout" svg:x1="2.6cm" svg:y1="4.029cm" svg:x2="2.719cm" svg:y2="3.723cm">
            <text:p/>
          </draw:line>
          <draw:line draw:style-name="gr1" draw:text-style-name="P1" draw:layer="layout" svg:x1="2.966cm" svg:y1="4.347cm" svg:x2="2.716cm" svg:y2="3.724cm">
            <text:p/>
          </draw:line>
          <draw:line draw:style-name="gr1" draw:text-style-name="P1" draw:layer="layout" svg:x1="3.456cm" svg:y1="4.382cm" svg:x2="3.706cm" svg:y2="3.759cm">
            <text:p/>
          </draw:line>
          <draw:line draw:style-name="gr1" draw:text-style-name="P1" draw:layer="layout" svg:x1="2.954cm" svg:y1="4.361cm" svg:x2="3.204cm" svg:y2="3.738cm">
            <text:p/>
          </draw:line>
          <draw:line draw:style-name="gr1" draw:text-style-name="P1" draw:layer="layout" svg:x1="3.467cm" svg:y1="4.378cm" svg:x2="3.217cm" svg:y2="3.755cm">
            <text:p/>
          </draw:line>
          <draw:line draw:style-name="gr1" draw:text-style-name="P1" draw:layer="layout" svg:x1="3.962cm" svg:y1="4.379cm" svg:x2="3.712cm" svg:y2="3.756cm">
            <text:p/>
          </draw:line>
          <draw:line draw:style-name="gr1" draw:text-style-name="P1" draw:layer="layout" svg:x1="3.958cm" svg:y1="4.348cm" svg:x2="4.077cm" svg:y2="4.042cm">
            <text:p/>
          </draw:line>
        </draw:g>
        <draw:g xml:id="id5" draw:id="id5">
          <draw:line draw:style-name="gr1" draw:text-style-name="P1" draw:layer="layout" svg:x1="1.282cm" svg:y1="6.454cm" svg:x2="0.975cm" svg:y2="6.353cm">
            <text:p/>
          </draw:line>
          <draw:line draw:style-name="gr1" draw:text-style-name="P1" draw:layer="layout" svg:x1="1.569cm" svg:y1="6.059cm" svg:x2="0.976cm" svg:y2="6.356cm">
            <text:p/>
          </draw:line>
          <draw:line draw:style-name="gr1" draw:text-style-name="P1" draw:layer="layout" svg:x1="1.571cm" svg:y1="5.558cm" svg:x2="0.945cm" svg:y2="5.345cm">
            <text:p/>
          </draw:line>
          <draw:line draw:style-name="gr1" draw:text-style-name="P1" draw:layer="layout" svg:x1="1.585cm" svg:y1="6.07cm" svg:x2="0.959cm" svg:y2="5.857cm">
            <text:p/>
          </draw:line>
          <draw:line draw:style-name="gr1" draw:text-style-name="P1" draw:layer="layout" svg:x1="1.567cm" svg:y1="5.547cm" svg:x2="0.974cm" svg:y2="5.844cm">
            <text:p/>
          </draw:line>
          <draw:line draw:style-name="gr1" draw:text-style-name="P1" draw:layer="layout" svg:x1="1.534cm" svg:y1="5.042cm" svg:x2="0.941cm" svg:y2="5.339cm">
            <text:p/>
          </draw:line>
          <draw:line draw:style-name="gr1" draw:text-style-name="P1" draw:layer="layout" svg:x1="1.504cm" svg:y1="5.05cm" svg:x2="1.197cm" svg:y2="4.949cm">
            <text:p/>
          </draw:line>
        </draw:g>
        <draw:connector draw:style-name="gr3" draw:text-style-name="P3" draw:layer="layout" svg:x1="2.584cm" svg:y1="7.023cm" svg:x2="1.263cm" svg:y2="6.454cm" draw:start-shape="id4" draw:start-glue-point="3" draw:end-shape="id5" draw:end-glue-point="2" svg:d="M2584 7023h-1321v-569" svg:viewBox="0 0 1322 570">
          <text:p/>
        </draw:connector>
        <draw:connector draw:style-name="gr3" draw:text-style-name="P3" draw:layer="layout" svg:x1="6.385cm" svg:y1="4.052cm" svg:x2="4.077cm" svg:y2="4.052cm" draw:start-shape="id6" draw:start-glue-point="3" draw:end-shape="id7" draw:end-glue-point="1" svg:d="M6385 4052h-2308" svg:viewBox="0 0 2309 1">
          <text:p/>
        </draw:connector>
        <draw:connector draw:style-name="gr3" draw:text-style-name="P3" draw:layer="layout" svg:x1="7.861cm" svg:y1="4.052cm" svg:x2="9.15cm" svg:y2="4.679cm" draw:start-shape="id6" draw:start-glue-point="1" draw:end-shape="id8" draw:end-glue-point="0" svg:d="M7861 4052h1289v627" svg:viewBox="0 0 1290 628">
          <text:p/>
        </draw:connector>
        <draw:connector draw:style-name="gr3" draw:text-style-name="P3" draw:layer="layout" svg:x1="9.15cm" svg:y1="6.5cm" svg:x2="4.061cm" svg:y2="7.023cm" draw:start-shape="id8" draw:start-glue-point="2" draw:end-shape="id4" draw:end-glue-point="1" svg:d="M9150 6500v550h-2819v-27h-2270" svg:viewBox="0 0 5090 551">
          <text:p/>
        </draw:connector>
        <draw:connector draw:style-name="gr3" draw:text-style-name="P3" draw:layer="layout" svg:x1="7.861cm" svg:y1="1.129cm" svg:x2="9.154cm" svg:y2="1.931cm" draw:start-shape="id3" draw:start-glue-point="1" draw:end-shape="id9" draw:end-glue-point="4" svg:d="M7861 1129h1293v802" svg:viewBox="0 0 1294 803">
          <text:p/>
        </draw:connector>
        <draw:custom-shape draw:style-name="gr10" draw:text-style-name="P3" xml:id="id9" draw:id="id9" draw:layer="layout" svg:width="1.292cm" svg:height="1.32cm" svg:x="8.508cm" svg:y="1.9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154cm" svg:y1="3.251cm" svg:x2="9.15cm" svg:y2="4.679cm" draw:start-shape="id9" draw:start-glue-point="6" draw:end-shape="id8" draw:end-glue-point="0" svg:d="M9154 3251v690h-4v738" svg:viewBox="0 0 5 1429">
          <text:p/>
        </draw:connector>
        <draw:custom-shape draw:style-name="gr10" draw:text-style-name="P3" xml:id="id11" draw:id="id11" draw:layer="layout" svg:width="1.292cm" svg:height="1.32cm" svg:x="4.723cm" svg:y="4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709cm" svg:height="0.763cm" svg:x="4.991cm" svg:y="4.9cm">
          <draw:text-box>
            <text:p><text:span text:style-name="T1">+</text:span></text:p>
          </draw:text-box>
        </draw:frame>
        <draw:frame draw:style-name="gr11" draw:text-style-name="P9" draw:layer="layout" svg:width="0.739cm" svg:height="1.002cm" svg:x="5.061cm" svg:y="5.5cm">
          <draw:text-box>
            <text:p><text:span text:style-name="T8">-</text:span></text:p>
          </draw:text-box>
        </draw:frame>
        <draw:line draw:style-name="gr12" draw:text-style-name="P1" draw:layer="layout" svg:x1="9.154cm" svg:y1="2.874cm" svg:x2="9.154cm" svg:y2="2.12cm">
          <text:p/>
        </draw:line>
        <draw:connector draw:style-name="gr3" draw:text-style-name="P3" draw:layer="layout" svg:x1="5.368cm" svg:y1="3.44cm" svg:x2="5.369cm" svg:y2="4.949cm" draw:start-shape="id10" draw:start-glue-point="2" draw:end-shape="id11" draw:end-glue-point="4" svg:d="M5368 3440v779h1v730" svg:viewBox="0 0 2 1510">
          <text:p/>
        </draw:connector>
        <draw:connector draw:style-name="gr3" draw:text-style-name="P3" draw:layer="layout" svg:x1="1.263cm" svg:y1="4.949cm" svg:x2="1.293cm" svg:y2="3.251cm" draw:start-shape="id5" draw:start-glue-point="0" draw:end-shape="id2" draw:end-glue-point="8" svg:d="M1263 4949v-873h30v-825" svg:viewBox="0 0 31 1699">
          <text:p/>
        </draw:connector>
        <draw:connector draw:style-name="gr3" draw:text-style-name="P3" draw:layer="layout" svg:x1="2.6cm" svg:y1="4.052cm" svg:x2="1cm" svg:y2="4.061cm" draw:start-shape="id7" draw:start-glue-point="3" draw:end-shape="id12" draw:end-glue-point="1" svg:d="M2600 4052h-800v9h-800" svg:viewBox="0 0 1601 10">
          <text:p/>
        </draw:connector>
        <draw:frame draw:style-name="gr8" draw:text-style-name="P7" draw:layer="layout" svg:width="0.942cm" svg:height="0.826cm" svg:x="2.877cm" svg:y="3.063cm">
          <draw:text-box>
            <text:p><text:span text:style-name="T5">R</text:span><text:span text:style-name="T6">4</text:span></text:p>
          </draw:text-box>
        </draw:frame>
        <draw:frame draw:style-name="gr8" draw:text-style-name="P7" draw:layer="layout" svg:width="0.942cm" svg:height="0.826cm" svg:x="6.7cm" svg:y="3.074cm">
          <draw:text-box>
            <text:p><text:span text:style-name="T5">R</text:span><text:span text:style-name="T6">5</text:span></text:p>
          </draw:text-box>
        </draw:frame>
        <draw:frame draw:style-name="gr8" draw:text-style-name="P7" draw:layer="layout" svg:width="0.942cm" svg:height="0.826cm" svg:x="2.877cm" svg:y="5.961cm">
          <draw:text-box>
            <text:p><text:span text:style-name="T5">R</text:span><text:span text:style-name="T6">7</text:span></text:p>
          </draw:text-box>
        </draw:frame>
        <draw:frame draw:style-name="gr13" draw:text-style-name="P10" draw:layer="layout" svg:width="2.026cm" svg:height="0.826cm" svg:x="9.174cm" svg:y="1.5cm">
          <draw:text-box>
            <text:p><text:span text:style-name="T9">I</text:span><text:span text:style-name="T3">b </text:span><text:span text:style-name="T9">= </text:span><text:span text:style-name="T9">K</text:span><text:span text:style-name="T3">b</text:span><text:span text:style-name="T9">V</text:span><text:span text:style-name="T3">b</text:span></text:p>
          </draw:text-box>
        </draw:frame>
        <draw:frame draw:style-name="gr8" draw:text-style-name="P7" draw:layer="layout" svg:width="0.942cm" svg:height="0.826cm" svg:x="10.1cm" svg:y="5.174cm">
          <draw:text-box>
            <text:p><text:span text:style-name="T5">I</text:span><text:span text:style-name="T6">c</text:span></text:p>
          </draw:text-box>
        </draw:frame>
        <draw:frame draw:style-name="gr8" draw:text-style-name="P7" draw:layer="layout" svg:width="0.942cm" svg:height="0.826cm" svg:x="4.223cm" svg:y="2.19cm">
          <draw:text-box>
            <text:p><text:span text:style-name="T5">R</text:span><text:span text:style-name="T6">3</text:span></text:p>
          </draw:text-box>
        </draw:frame>
        <draw:frame draw:style-name="gr8" draw:text-style-name="P7" draw:layer="layout" svg:width="0.942cm" svg:height="0.826cm" svg:x="0.2cm" svg:y="5.395cm">
          <draw:text-box>
            <text:p><text:span text:style-name="T5">R</text:span><text:span text:style-name="T6">6</text:span></text:p>
          </draw:text-box>
        </draw:frame>
        <draw:connector draw:style-name="gr3" draw:text-style-name="P3" draw:layer="layout" svg:x1="5.368cm" svg:y1="1.837cm" svg:x2="5.385cm" svg:y2="1.107cm" draw:start-shape="id10" draw:start-glue-point="0" svg:d="M5368 1837v-640h17v-90" svg:viewBox="0 0 18 731">
          <text:p/>
        </draw:connector>
        <draw:connector draw:style-name="gr3" draw:text-style-name="P3" draw:layer="layout" svg:x1="5.369cm" svg:y1="6.269cm" svg:x2="5.373cm" svg:y2="7.063cm" draw:start-shape="id11" draw:start-glue-point="6" svg:d="M5369 6269v648h4v146" svg:viewBox="0 0 5 795">
          <text:p/>
        </draw:connector>
        <draw:frame draw:style-name="gr14" draw:text-style-name="P10" draw:layer="layout" svg:width="2.026cm" svg:height="0.826cm" svg:x="5.61cm" svg:y="4.7cm">
          <draw:text-box>
            <text:p><text:span text:style-name="T9">V</text:span><text:span text:style-name="T3">d </text:span><text:span text:style-name="T9">= K</text:span><text:span text:style-name="T3">d</text:span><text:span text:style-name="T9">I</text:span><text:span text:style-name="T3">d</text:span></text:p>
          </draw:text-box>
        </draw:frame>
        <draw:line draw:style-name="gr12" draw:text-style-name="P1" draw:layer="layout" svg:x1="1.9cm" svg:y1="5.146cm" svg:x2="1.9cm" svg:y2="6.3cm">
          <text:p/>
        </draw:line>
        <draw:frame draw:style-name="gr8" draw:text-style-name="P7" draw:layer="layout" svg:width="0.942cm" svg:height="0.826cm" svg:x="2cm" svg:y="5.2cm">
          <draw:text-box>
            <text:p><text:span text:style-name="T5">I</text:span><text:span text:style-name="T6">d</text:span></text:p>
          </draw:text-box>
        </draw:frame>
        <draw:g xml:id="id8" draw:id="id8">
          <draw:line draw:style-name="gr1" draw:text-style-name="P1" draw:layer="layout" svg:x1="8.6cm" svg:y1="5.34cm" svg:x2="9.7cm" svg:y2="5.34cm">
            <text:p/>
          </draw:line>
          <draw:line draw:style-name="gr1" draw:text-style-name="P1" draw:layer="layout" svg:x1="8.6cm" svg:y1="5.34cm" svg:x2="9.7cm" svg:y2="5.34cm">
            <text:p/>
          </draw:line>
          <draw:line draw:style-name="gr1" draw:text-style-name="P1" draw:layer="layout" svg:x1="8.6cm" svg:y1="5.833cm" svg:x2="9.7cm" svg:y2="5.833cm">
            <text:p/>
          </draw:line>
          <draw:line draw:style-name="gr1" draw:text-style-name="P1" draw:layer="layout" svg:x1="9.142cm" svg:y1="6.5cm" svg:x2="9.151cm" svg:y2="5.829cm">
            <text:p/>
          </draw:line>
          <draw:line draw:style-name="gr1" draw:text-style-name="P1" draw:layer="layout" svg:x1="9.142cm" svg:y1="5.35cm" svg:x2="9.151cm" svg:y2="4.679cm">
            <text:p/>
          </draw:line>
        </draw:g>
        <draw:line draw:style-name="gr12" draw:text-style-name="P1" draw:layer="layout" svg:x1="10cm" svg:y1="5.046cm" svg:x2="10cm" svg:y2="6.2cm">
          <text:p/>
        </draw:line>
        <draw:frame draw:style-name="gr8" draw:text-style-name="P7" draw:layer="layout" svg:width="0.942cm" svg:height="0.826cm" svg:x="7.858cm" svg:y="5.174cm">
          <draw:text-box>
            <text:p><text:span text:style-name="T5">C</text:span></text:p>
          </draw:text-box>
        </draw:frame>
        <draw:frame draw:style-name="gr15" draw:text-style-name="P7" draw:layer="layout" svg:width="0.739cm" svg:height="0.725cm" svg:x="1cm" svg:y="0.5cm">
          <draw:text-box>
            <text:p><text:span text:style-name="T5">1</text:span></text:p>
          </draw:text-box>
        </draw:frame>
        <draw:frame draw:style-name="gr15" draw:text-style-name="P7" draw:layer="layout" svg:width="0.739cm" svg:height="0.725cm" svg:x="0.9cm" svg:y="7cm">
          <draw:text-box>
            <text:p><text:span text:style-name="T5">7</text:span></text:p>
          </draw:text-box>
        </draw:frame>
        <draw:frame draw:style-name="gr16" draw:text-style-name="P7" draw:layer="layout" svg:width="0.739cm" svg:height="0.725cm" svg:x="9.061cm" svg:y="3.575cm">
          <draw:text-box>
            <text:p><text:span text:style-name="T5">6</text:span></text:p>
          </draw:text-box>
        </draw:frame>
        <draw:frame draw:style-name="gr15" draw:text-style-name="P7" draw:layer="layout" svg:width="0.739cm" svg:height="0.725cm" svg:x="4.8cm" svg:y="3.375cm">
          <draw:text-box>
            <text:p><text:span text:style-name="T5">5</text:span></text:p>
          </draw:text-box>
        </draw:frame>
        <draw:frame draw:style-name="gr15" draw:text-style-name="P7" draw:layer="layout" svg:width="0.739cm" svg:height="0.725cm" svg:x="8.7cm" svg:y="0.475cm">
          <draw:text-box>
            <text:p><text:span text:style-name="T5">3</text:span></text:p>
          </draw:text-box>
        </draw:frame>
        <draw:frame draw:style-name="gr17" draw:text-style-name="P7" draw:layer="layout" svg:width="0.739cm" svg:height="0.725cm" svg:x="5cm" svg:y="0.5cm">
          <draw:text-box>
            <text:p><text:span text:style-name="T5">2</text:span></text:p>
          </draw:text-box>
        </draw:frame>
        <draw:frame draw:style-name="gr15" draw:text-style-name="P7" draw:layer="layout" svg:width="0.739cm" svg:height="0.725cm" svg:x="5cm" svg:y="6.9cm">
          <draw:text-box>
            <text:p><text:span text:style-name="T5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8T04:59:25.910092645</dc:date>
    <meta:editing-duration>PT42M15S</meta:editing-duration>
    <meta:editing-cycles>8</meta:editing-cycles>
    <meta:generator>LibreOffice/6.4.6.2$Linux_X86_64 LibreOffice_project/40$Build-2</meta:generator>
    <meta:document-statistic meta:object-count="113"/>
  </office:meta>
</office:document-meta>
</file>